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bd1ce" officeooo:paragraph-rsid="001bd1ce"/>
    </style:style>
    <style:style style:name="P2" style:family="paragraph" style:parent-style-name="Preformatted_20_Text">
      <style:text-properties fo:font-weight="bold" officeooo:rsid="001bd1ce" officeooo:paragraph-rsid="001bd1ce" style:font-weight-asian="bold" style:font-weight-complex="bold"/>
    </style:style>
    <style:style style:name="P3" style:family="paragraph" style:parent-style-name="Preformatted_20_Text">
      <style:text-properties fo:font-size="14pt" fo:font-weight="bold" officeooo:rsid="001bd1ce" officeooo:paragraph-rsid="001bd1ce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Documentation For Regression(All) and CPT Generation</text:p>
      <text:p text:style-name="P1"/>
      <text:p text:style-name="P1"/>
      <text:p text:style-name="P2">Model on which Regression is being applied:</text:p>
      <text:p text:style-name="P1">/media/imrul/C/Malaria_Modeling/Regression-Analysis/updated_network_3rd_Oct.neta</text:p>
      <text:p text:style-name="P1"/>
      <text:p text:style-name="P2">Related Docs &amp; Scripts of Multiple linear Regression</text:p>
      <text:p text:style-name="P1">directory = /media/imrul/C/Malaria_Modeling/Regression-Analysis/Linear-Regression(Available in github also)</text:p>
      <text:p text:style-name="P1"/>
      <text:p text:style-name="P2">Related Docs &amp; Scripts of Poisson Regression-Analysis</text:p>
      <text:p text:style-name="P1">directory =/media/imrul/C/Malaria_Modeling/Regression-Analysis/Poisson-Regression</text:p>
      <text:p text:style-name="P1"/>
      <text:p text:style-name="P1"/>
      <text:p text:style-name="P2">1. Model Data</text:p>
      <text:p text:style-name="P1"/>
      <text:p text:style-name="P1"/>
      <text:p text:style-name="P1">v1 /media/imrul/C/Malaria_Modeling/Regression-Analysis/Poisson-Regression/model_data-0-1.csv contains data of malaria causes with range 0-1</text:p>
      <text:p text:style-name="P1"/>
      <text:p text:style-name="P1">v2 /media/imrul/C/Malaria_Modeling/Regression-Analysis/Poisson-Regression/model_data-0-100.csv contains data of malaria causes with range 0-100</text:p>
      <text:p text:style-name="P1"/>
      <text:p text:style-name="P1"/>
      <text:p text:style-name="P1"/>
      <text:p text:style-name="P2">2. Sampled Probabilities(Probabilities of causes of malaria)</text:p>
      <text:p text:style-name="P1"/>
      <text:p text:style-name="P1"/>
      <text:p text:style-name="P1">The data set contains probabilities of malaria causes (M_NDVI_w1, M_Dist_to_Border_w1, M_Dist_to_Stream_w1, M_Slope_Rainfall_w1, M_Stream_Density_w1, Malaria_w1) by the Model data. </text:p>
      <text:p text:style-name="P1"/>
      <text:p text:style-name="P1">The model used for this experiment.</text:p>
      <text:p text:style-name="P1">/media/imrul/C/Malaria_Modeling/Regression-Analysis/Linear-Regression/network_to_infer.dne</text:p>
      <text:p text:style-name="P1"/>
      <text:p text:style-name="P1">(The in degree arcs were discarded while doing this process) </text:p>
      <text:p text:style-name="P1"/>
      <text:p text:style-name="P1">Generated Probabilities files(Divided in training and testing 80% and 20%). The range was 0-1</text:p>
      <text:p text:style-name="P1"/>
      <text:p text:style-name="P1">i. /media/imrul/C/Malaria_Modeling/Regression-Analysis/Linear-Regression/Training-Sample.csv </text:p>
      <text:p text:style-name="P1"/>
      <text:p text:style-name="P1">ii. /media/imrul/C/Malaria_Modeling/Regression-Analysis/Linear-Regression/Testing-Sample.csv </text:p>
      <text:p text:style-name="P1"/>
      <text:p text:style-name="P1">Full version :(/media/imrul/C/Malaria_Modeling/Regression-Analysis/Linear-Regression/Sampling_Input.csv)</text:p>
      <text:p text:style-name="P1"/>
      <text:p text:style-name="P1">This entire is process is done by Netica API(Java). </text:p>
      <text:p text:style-name="P1">/media/imrul/C/Malaria_Modeling/Regression-Analysis/Linear-Regression/bn</text:p>
      <text:p text:style-name="P1"/>
      <text:p text:style-name="P1"/>
      <text:p text:style-name="P2">3. Random Sampling on Probabilities to get exact values(causes) </text:p>
      <text:p text:style-name="P1"/>
      <text:p text:style-name="P1"/>
      <text:p text:style-name="P1">Here all the Probabilities are sampled randomly(100 time for each row) and exact <text:soft-page-break/>values are generated using the following script.</text:p>
      <text:p text:style-name="P1"/>
      <text:p text:style-name="P1">/media/imrul/C/Malaria_Modeling/Regression-Analysis/Linear-Regression/sampling.py</text:p>
      <text:p text:style-name="P1"/>
      <text:p text:style-name="P1">Generated results are like below</text:p>
      <text:p text:style-name="P1"/>
      <text:p text:style-name="P1">/media/imrul/C/Malaria_Modeling/Regression-Analysis/Poisson-Regression/sampled-output-0-1.csv</text:p>
      <text:p text:style-name="P1"/>
      <text:p text:style-name="P1">/media/imrul/C/Malaria_Modeling/Regression-Analysis/Poisson-Regression/sampled-output-0-100.csv</text:p>
      <text:p text:style-name="P1"/>
      <text:p text:style-name="P2">4. Linear Regression Result</text:p>
      <text:p text:style-name="P1"/>
      <text:p text:style-name="P1">/media/imrul/C/Malaria_Modeling/Regression-Analysis/Linear-Regression/SPSS_Regression_Result.txt</text:p>
      <text:p text:style-name="P1"/>
      <text:p text:style-name="P1">/media/imrul/C/Malaria_Modeling/Regression-Analysis/Linear-Regression/Regression_Result.xls</text:p>
      <text:p text:style-name="P1"/>
      <text:p text:style-name="P1"/>
      <text:p text:style-name="P2">5. NoisySumTableDist equation generation</text:p>
      <text:p text:style-name="P1"/>
      <text:p text:style-name="P1">/media/imrul/C/Malaria_Modeling/Regression-Analysis/Poisson-Regression/script/getNoisySumEqn.py</text:p>
      <text:p text:style-name="P1"/>
      <text:p text:style-name="P2">6. Poisson Regression Result</text:p>
      <text:p text:style-name="P1"/>
      <text:p text:style-name="P1">/media/imrul/C/Malaria_Modeling/Regression-Analysis/Poisson-Regression/Poisson-Regression-result</text:p>
      <text:p text:style-name="P1"/>
      <text:p text:style-name="P2">7. Generate CPT from all Combinations of States</text:p>
      <text:p text:style-name="P1"/>
      <text:p text:style-name="P1">All combination of states: /media/imrul/C/Malaria_Modeling/Regression-Analysis/Poisson-Regression/all_combination_of_states</text:p>
      <text:p text:style-name="P1"/>
      <text:p text:style-name="P1">Script for Generation CPT :/media/imrul/C/Malaria_Modeling/Regression-Analysis/Poisson-Regression/script/getCPT.py</text:p>
      <text:p text:style-name="P1"/>
      <text:p text:style-name="P1">Inserting CPT to Model(Netica API):/media/imrul/C/Malaria_Modeling/Regression-Analysis/Poisson-Regression/BN-JAVA</text:p>
      <text:p text:style-name="P1"/>
      <text:p text:style-name="P1">Used Model: /media/imrul/C/Malaria_Modeling/Regression-Analysis/Poisson-Regression/Models/NET-1.dne</text:p>
      <text:p text:style-name="P1"/>
      <text:p text:style-name="P1">Learned CPT Model: /media/imrul/C/Malaria_Modeling/Regression-Analysis/Poisson-Regression/Models/LEARNED-NET-1</text:p>
      <text:p text:style-name="P1"/>
      <text:p text:style-name="P1">Test Result on Possion Model: /media/imrul/C/Malaria_Modeling/Regression-Analysis/Poisson-Regression/Netica-Text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20:52:13.659416995</dc:date>
    <meta:document-statistic meta:table-count="0" meta:image-count="0" meta:object-count="0" meta:page-count="2" meta:paragraph-count="41" meta:word-count="222" meta:character-count="3386" meta:non-whitespace-character-count="3199"/>
    <meta:generator>LibreOffice/4.2.8.2$Linux_x86 LibreOffice_project/420m0$Build-2</meta:generator>
  </office:meta>
</office:document-meta>
</file>